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01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00ff00" style:font-size-asian="12pt" style:font-size-complex="12pt"/>
    </style:style>
    <style:style style:name="T3" style:family="text">
      <style:text-properties fo:font-size="12pt" fo:background-color="#e6e64c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Tahoma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00ff00" style:font-name-asian="Tahoma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e6e64c" style:font-name-asian="Tahoma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12.019cm" svg:x="1.4cm" svg:y="0.8cm" presentation:class="subtitle" presentation:user-transformed="true">
          <draw:text-box>
            <text:p text:style-name="P1"><text:span text:style-name="T1">{</text:span></text:p>
            <text:p text:style-name="P1"><text:span text:style-name="T1">A =</text:span><text:span text:style-name="T2">{ class method Library m()={ class method Library foo(Library p1,Library p2)=A.m()} }</text:span></text:p>
            <text:p text:style-name="P1"><text:span text:style-name="T1">W=</text:span><text:span text:style-name="T3">{ class method class B usingB()=B}</text:span></text:p>
            <text:p text:style-name="P1"><text:span text:style-name="T1">B={</text:span></text:p>
            <text:p text:style-name="P1"><text:span text:style-name="T4"><text:s text:c="2"/></text:span><text:span text:style-name="T4">C=</text:span><text:span text:style-name="T5">{ class method Library foo(</text:span><text:span text:style-name="T2">Library p1,Library p2)=A.m()}] }</text:span><text:span text:style-name="T1"> //was A.m() (go from WHITE to GREEN, since uses no L)</text:span></text:p>
            <text:p text:style-name="P1"><text:span text:style-name="T1"><text:s text:c="2"/></text:span><text:span text:style-name="T1">D= C.foo(</text:span></text:p>
            <text:p text:style-name="P1"><text:span text:style-name="T4"><text:s text:c="4"/></text:span><text:span text:style-name="T6">{ </text:span><text:span text:style-name="T3">class method class B usingB()=B </text:span></text:p>
            <text:p text:style-name="P1"><text:span text:style-name="T1"><text:s text:c="4"/></text:span><text:span text:style-name="T3"><text:s text:c="2"/></text:span><text:span text:style-name="T3">K=</text:span><text:span text:style-name="T2">{ class method K ()}</text:span></text:p>
            <text:p text:style-name="P1"><text:span text:style-name="T1"><text:s text:c="4"/></text:span><text:span text:style-name="T3">}</text:span><text:span text:style-name="T1">,</text:span></text:p>
            <text:p text:style-name="P2"><text:span text:style-name="T4"><text:s text:c="3"/></text:span><text:span text:style-name="T5"><text:s/></text:span><text:span text:style-name="T5">{</text:span><text:span text:style-name="T2"> class method A usingA()</text:span></text:p>
            <text:p text:style-name="P2"><text:span text:style-name="T1"><text:s text:c="3"/></text:span><text:span text:style-name="T2"><text:s text:c="3"/></text:span><text:span text:style-name="T2">K=</text:span><text:span text:style-name="T3">{ class method B usingB()}</text:span></text:p>
            <text:p text:style-name="P1"><text:span text:style-name="T1"><text:s text:c="3"/></text:span><text:span text:style-name="T2"><text:s/></text:span><text:span text:style-name="T2">}</text:span><text:span text:style-name="T1">,</text:span></text:p>
            <text:p text:style-name="P1"><text:span text:style-name="T1"><text:s text:c="4"/></text:span><text:span text:style-name="T1">{K=Trait:</text:span><text:span text:style-name="T3">{method A foo()=this.bar()}</text:span><text:span text:style-name="T1"> //this is not green since it is missing method bar. Can norm discover this and annotate?</text:span></text:p>
            <text:p text:style-name="P1"><text:span text:style-name="T1"><text:s text:c="10"/></text:span><text:span text:style-name="T1">+Trait:{ D:expr }} //executing expr, we know that some code is either green or yellow and that refers to only alive paths</text:span></text:p>
            <text:p text:style-name="P1"><text:span text:style-name="T1"><text:s text:c="2"/></text:span><text:span text:style-name="T1">)//C.foo ends here</text:span></text:p>
            <text:p text:style-name="P1"><text:span text:style-name="T1"><text:s text:c="2"/></text:span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>}</text:span></text:p>
            <text:p text:style-name="P1"><text:span text:style-name="T1">every L 'before' the execution point is either green or is yellow AND refers to only alive paths</text:span></text:p>
            <text:p text:style-name="P1"><text:span text:style-name="T1"/></text:p>
            <text:p text:style-name="P1"><text:span text:style-name="T1">{A=foo({C=computeStuff()},{...}} //search in A</text:span></text:p>
            <text:p text:style-name="P1"><text:span text:style-name="T4">... = </text:span><text:span text:style-name="T1">A=foo({C=computeStuff()},{...} //search in A.A after computing again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3:17:25.376919841</meta:creation-date>
    <meta:generator>LibreOffice/6.1.5.2$Linux_X86_64 LibreOffice_project/90f8dcf33c87b3705e78202e3df5142b201bd805</meta:generator>
    <dc:date>2019-06-11T15:53:21.867529376</dc:date>
    <meta:editing-duration>PT2H55M59S</meta:editing-duration>
    <meta:editing-cycles>17</meta:editing-cycles>
    <meta:document-statistic meta:object-count="24"/>
  </office:meta>
</office:document-meta>
</file>